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 style:font-pitch="fixed"/>
    <style:font-face style:name="Liberation Mono" svg:font-family="'Liberation Mono'" style:font-family-generic="modern" style:font-pitch="fixed"/>
    <style:font-face style:name="Droid Serif" svg:font-family="'Droid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8742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f832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8742" fo:background-color="#ccff00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fo:font-variant="normal" fo:text-transform="none" fo:color="#000000" style:font-name="Droid Serif" fo:font-size="10pt" fo:letter-spacing="normal" fo:font-style="normal" fo:font-weight="normal" officeooo:rsid="000f3ae0" officeooo:paragraph-rsid="000f3ae0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ans Mono" fo:font-size="10pt" fo:letter-spacing="normal" fo:language="ru" fo:country="RU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ans Mono" fo:font-size="10pt" fo:letter-spacing="normal" fo:language="ru" fo:country="RU" style:font-size-asian="10pt" style:font-size-complex="10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style:font-name="Droid Sans Mono" fo:font-size="10pt" fo:language="ru" fo:country="RU" style:font-size-asian="10pt" style:font-size-complex="10pt"/>
    </style:style>
    <style:style style:name="P10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style:font-size-asian="10pt" style:font-size-complex="10pt"/>
    </style:style>
    <style:style style:name="P11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style:font-size-asian="10pt" style:font-size-complex="10pt"/>
    </style:style>
    <style:style style:name="P12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f832" fo:background-color="#ccff00" style:font-size-asian="10pt" style:font-weight-asian="normal" style:font-size-complex="10pt" style:font-weight-complex="normal"/>
    </style:style>
    <style:style style:name="P13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page"/>
      <style:text-properties fo:text-transform="uppercase" fo:color="#000000" style:font-name="Droid Serif" fo:font-size="10pt" fo:letter-spacing="normal" fo:language="ru" fo:country="RU" fo:font-style="normal" style:font-size-asian="10pt" style:font-size-complex="10pt"/>
    </style:style>
    <style:style style:name="P14" style:family="paragraph" style:parent-style-name="Heading_20_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fo:font-variant="normal" fo:text-transform="none" fo:color="#000000" style:font-name="Droid Serif" fo:font-size="10pt" fo:letter-spacing="normal" fo:font-style="normal" fo:font-weight="bold" officeooo:rsid="000f3ae0" officeooo:paragraph-rsid="000f3a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Droid Serif" fo:font-size="10pt" fo:language="ru" fo:country="RU" style:font-size-asian="10pt" style:font-size-complex="10pt"/>
    </style:style>
    <style:style style:name="P16" style:family="paragraph" style:parent-style-name="Text_20_body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style:page-number="auto" fo:background-color="transparent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rsid="0008f832" officeooo:paragraph-rsid="0008f832" style:font-size-asian="10pt" style:font-size-complex="10pt"/>
    </style:style>
    <style:style style:name="P17" style:family="paragraph" style:parent-style-name="Text_20_body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style:page-number="auto" fo:background-color="transparent" style:writing-mode="page">
        <style:tab-stops>
          <style:tab-stop style:position="0.508cm"/>
        </style:tab-stops>
      </style:paragraph-properties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8742" style:font-size-asian="10pt" style:font-size-complex="10pt"/>
    </style:style>
    <style:style style:name="P18" style:family="paragraph" style:parent-style-name="Text_20_body" style:list-style-name="L3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style:page-number="auto" fo:background-color="transparent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f832" style:font-size-asian="10pt" style:font-size-complex="10pt"/>
    </style:style>
    <style:style style:name="P19" style:family="paragraph" style:parent-style-name="Text_20_body" style:list-style-name="L1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fo:background-color="transparent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rsid="0008f832" officeooo:paragraph-rsid="0008f832" style:font-size-asian="10pt" style:font-size-complex="10pt"/>
    </style:style>
    <style:style style:name="P20" style:family="paragraph" style:parent-style-name="Text_20_body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fo:background-color="transparent" style:writing-mode="page">
        <style:tab-stops>
          <style:tab-stop style:position="0.508cm"/>
        </style:tab-stops>
      </style:paragraph-properties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8742" style:font-size-asian="10pt" style:font-size-complex="10pt"/>
    </style:style>
    <style:style style:name="P21" style:family="paragraph" style:parent-style-name="Text_20_body" style:list-style-name="L3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-0.499cm" style:auto-text-indent="false" fo:background-color="transparent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f832" style:font-size-asian="10pt" style:font-size-complex="10pt"/>
    </style:style>
    <style:style style:name="P2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fo:font-variant="normal" fo:text-transform="none" fo:color="#000000" style:font-name="Droid Serif" fo:font-size="10pt" fo:letter-spacing="normal" fo:language="ru" fo:country="RU" fo:font-style="normal" fo:font-weight="normal" officeooo:paragraph-rsid="00088742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officeooo:rsid="00088742"/>
    </style:style>
    <style:style style:name="T3" style:family="text">
      <style:text-properties officeooo:rsid="0008f832"/>
    </style:style>
    <style:style style:name="T4" style:family="text">
      <style:text-properties fo:background-color="#ccff00" loext:char-shading-value="0"/>
    </style:style>
    <style:style style:name="T5" style:family="text">
      <style:text-properties officeooo:rsid="00088742" fo:background-color="#ccff00" loext:char-shading-value="0"/>
    </style:style>
    <style:style style:name="T6" style:family="text">
      <style:text-properties officeooo:rsid="00088742" fo:background-color="#cc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Линейные списки</text:p>
      <text:p text:style-name="P10">Задание</text:p>
      <text:p text:style-name="P22">Составить и отладить программу на языке Си для обработки линейного списка заданной организации <text:span text:style-name="T4">с отображением </text:span><text:span text:style-name="T8">на динамические структуры</text:span> <text:span text:style-name="T2">или </text:span><text:span text:style-name="T6">на массив (только с индексным доступом, без применения ссылок и указателей)</text:span>. Навигацию по списку следует реализовать с применением итераторов. </text:p>
      <text:p text:style-name="P2"/>
      <text:p text:style-name="P4">Тип элементов списка — <text:span text:style-name="T2">1) </text:span>целый. </text:p>
      <text:p text:style-name="P4"/>
      <text:h text:style-name="P12" text:outline-level="4">Вид списка — <text:span text:style-name="T2">2) </text:span>Линейный однонаправленный.</text:h>
      <text:p text:style-name="P3"/>
      <text:h text:style-name="P12" text:outline-level="4">Нестандартное действие —<text:span text:style-name="T2"> 6) удалить каждый k-ый элемент списка</text:span></text:h>
      <text:p text:style-name="P4"/>
      <text:p text:style-name="P2">Предусмотреть выполнение одного нестандартного и четырех стандартных действий:</text:p>
      <text:list xml:id="list7891814347429341778" text:style-name="L1">
        <text:list-item>
          <text:p text:style-name="P16">печать списка;</text:p>
        </text:list-item>
        <text:list-item>
          <text:p text:style-name="P19">вставка нового элемента в список;</text:p>
        </text:list-item>
        <text:list-item>
          <text:p text:style-name="P19">удаление элемента списка;</text:p>
        </text:list-item>
        <text:list-item>
          <text:p text:style-name="P19">подсчет длины списка.</text:p>
        </text:list-item>
        <text:list-item>
          <text:p text:style-name="P19">удалить каждый k-ый элемент списка</text:p>
        </text:list-item>
      </text:list>
      <text:p text:style-name="P1"/>
      <text:h text:style-name="P11" text:outline-level="4">Входные данные</text:h>
      <text:p text:style-name="P1">На стандартный ввод программе подаются команды пяти типов:</text:p>
      <text:list xml:id="list7711290663353546501" text:style-name="L2">
        <text:list-item>
          <text:p text:style-name="P17">p — печать списка; </text:p>
        </text:list-item>
        <text:list-item>
          <text:p text:style-name="P20">i 2 4 — вставка перед вторым элементом элемента со значением </text:p>
        </text:list-item>
        <text:list-item>
          <text:p text:style-name="P20">d 5 — удаление первого встретившегося элемента со значением</text:p>
        </text:list-item>
        <text:list-item>
          <text:p text:style-name="P20">l — печать длины списка.</text:p>
        </text:list-item>
        <text:list-item>
          <text:p text:style-name="P20">t [params] — выполнение заданного вариантом действия. Параметры, если они есть, перечислены через пробел.</text:p>
        </text:list-item>
      </text:list>
      <text:p text:style-name="P1"/>
      <text:h text:style-name="P11" text:outline-level="4">Выходные данные</text:h>
      <text:p text:style-name="P1">После чтения и выполнения каждой команды программа должна вывести результат операции.</text:p>
      <text:p text:style-name="P2">Вывести все элементы списка через пробел. </text:p>
      <text:p text:style-name="P2">Вывести сообщение <text:span text:style-name="T2">"</text:span>OK<text:span text:style-name="T2">"</text:span> в случае успеха и <text:span text:style-name="T2">"</text:span>Error<text:span text:style-name="T2">"</text:span> в случае неудачи (при попытке вставить на несуществующую позицию в некольцевом списке). </text:p>
      <text:p text:style-name="P2">Вывести сообщение <text:span text:style-name="T2">"</text:span>OK<text:span text:style-name="T2">"</text:span> при успешном удалении или <text:span text:style-name="T2">"</text:span>Not found<text:span text:style-name="T2">"</text:span>, если элемента с таким значением в списке нет. </text:p>
      <text:p text:style-name="P2">Вывести длину списка. </text:p>
      <text:p text:style-name="P2">Вывести сообщение <text:span text:style-name="T2">"</text:span>OK<text:span text:style-name="T2">" </text:span>в случае успешного выполнения операции или <text:span text:style-name="T2">"</text:span>Error<text:span text:style-name="T2">"</text:span> в случае неудачи.</text:p>
      <text:p text:style-name="P10"/>
      <text:p text:style-name="P10">Примечания:</text:p>
      <text:p text:style-name="P2">При описании структур или алгоритмов желательно использовать графическую иллюстрацию и/или нотацию одного из языков со встроенными списковыми структурами (<text:span text:style-name="T2">LISP</text:span>, <text:span text:style-name="T2">Prolog</text:span>). </text:p>
      <text:p text:style-name="P3"/>
      <text:p text:style-name="P3">Следует разделить программу на 3 части: </text:p>
      <text:list xml:id="list340125524094594449" text:style-name="L3">
        <text:list-item>
          <text:p text:style-name="P18">заголовочный файл с описанием интерфейса списка, </text:p>
        </text:list-item>
        <text:list-item>
          <text:p text:style-name="P21">файл с реализаций списка, </text:p>
        </text:list-item>
        <text:list-item>
          <text:p text:style-name="P21">основной файл, в котором производится обработка команд пользователя и вызов соответствующих функций.</text:p>
        </text:list-item>
      </text:list>
      <text:p text:style-name="P3"/>
      <text:p text:style-name="P3">Удаление и добавление элементов должно быть сделано с использованием итераторов. То есть сначала производится поиск элемента в списке, а затем удаление или добавление. При работе с памятью нужно <text:span text:style-name="T3">отслеживать</text:span> возможные ошибки при выделении памяти (например, она может закончиться). </text:p>
      <text:p text:style-name="P3"/>
      <text:p text:style-name="P3">В отчете указать сложностные оценки всех реализованных операций.</text:p>
      <text:p text:style-name="P10"/>
      <text:p text:style-name="P10">Пример реализации стека</text:p>
      <text:p text:style-name="P6"/>
      <text:p text:style-name="P7">Toggle line numbers</text:p>
      <text:p text:style-name="P7">#include &lt;stdio.h&gt;</text:p>
      <text:p text:style-name="P7">#include &lt;stdbool.h&gt;</text:p>
      <text:p text:style-name="P7">#include &lt;stdlib.h&gt;</text:p>
      <text:p text:style-name="P9"><text:soft-page-break/></text:p>
      <text:p text:style-name="P7">typedef struct elem elem;</text:p>
      <text:p text:style-name="P9"/>
      <text:p text:style-name="P7">struct elem {</text:p>
      <text:p text:style-name="P8"><text:s text:c="2"/><text:span text:style-name="T1">int val;</text:span></text:p>
      <text:p text:style-name="P8"><text:s text:c="2"/><text:span text:style-name="T1">elem *next;</text:span></text:p>
      <text:p text:style-name="P7">};</text:p>
      <text:p text:style-name="P9"/>
      <text:p text:style-name="P7">typedef struct {</text:p>
      <text:p text:style-name="P8"><text:s text:c="2"/><text:span text:style-name="T1">elem *top;</text:span></text:p>
      <text:p text:style-name="P7">} stack;</text:p>
      <text:p text:style-name="P9"/>
      <text:p text:style-name="P7">int top(stack *s)</text:p>
      <text:p text:style-name="P7">{</text:p>
      <text:p text:style-name="P8"><text:s text:c="2"/><text:span text:style-name="T1">return s-&gt;top-&gt;val;</text:span></text:p>
      <text:p text:style-name="P7">}</text:p>
      <text:p text:style-name="P7">void pop(stack *s)</text:p>
      <text:p text:style-name="P7">{</text:p>
      <text:p text:style-name="P8"><text:s text:c="2"/><text:span text:style-name="T1">elem *tmp = s-&gt;top;</text:span></text:p>
      <text:p text:style-name="P8"><text:s text:c="2"/><text:span text:style-name="T1">s-&gt;top = s-&gt;top-&gt;next;</text:span></text:p>
      <text:p text:style-name="P8"><text:s text:c="2"/><text:span text:style-name="T1">free(tmp);</text:span></text:p>
      <text:p text:style-name="P7">}</text:p>
      <text:p text:style-name="P9"/>
      <text:p text:style-name="P7">void push(stack *s, int val)</text:p>
      <text:p text:style-name="P7">{</text:p>
      <text:p text:style-name="P8"><text:s text:c="2"/><text:span text:style-name="T1">elem *e = malloc(sizeof(elem));</text:span></text:p>
      <text:p text:style-name="P8"><text:s text:c="2"/><text:span text:style-name="T1">e-&gt;val = val;</text:span></text:p>
      <text:p text:style-name="P8"><text:s text:c="2"/><text:span text:style-name="T1">e-&gt;next = s-&gt;top;</text:span></text:p>
      <text:p text:style-name="P8"><text:s text:c="2"/><text:span text:style-name="T1">s-&gt;top = e;</text:span></text:p>
      <text:p text:style-name="P7">}</text:p>
      <text:p text:style-name="P9"/>
      <text:p text:style-name="P7">bool empty(stack *s)</text:p>
      <text:p text:style-name="P7">{</text:p>
      <text:p text:style-name="P8"><text:s text:c="2"/><text:span text:style-name="T1">return s-&gt;top == 0;</text:span></text:p>
      <text:p text:style-name="P7">}</text:p>
      <text:p text:style-name="P7">void stack_init(stack *s)</text:p>
      <text:p text:style-name="P7">{</text:p>
      <text:p text:style-name="P8"><text:s text:c="2"/><text:span text:style-name="T1">s-&gt;top = 0;</text:span></text:p>
      <text:p text:style-name="P7">}</text:p>
      <text:p text:style-name="P9"/>
      <text:p text:style-name="P7">int main()</text:p>
      <text:p text:style-name="P7">{</text:p>
      <text:p text:style-name="P8"><text:s text:c="2"/><text:span text:style-name="T1">stack s;</text:span></text:p>
      <text:p text:style-name="P8"><text:s text:c="2"/><text:span text:style-name="T1">stack_init(&amp;s);</text:span></text:p>
      <text:p text:style-name="P8"><text:s text:c="2"/><text:span text:style-name="T1">for (int i = 0; i != 10; ++i)</text:span></text:p>
      <text:p text:style-name="P8"><text:s text:c="4"/><text:span text:style-name="T1">push(&amp;s, i);</text:span></text:p>
      <text:p text:style-name="P8"><text:s text:c="2"/><text:span text:style-name="T1">while (!empty(&amp;s)) {</text:span></text:p>
      <text:p text:style-name="P8"><text:s text:c="4"/><text:span text:style-name="T1">printf("%i ", top(&amp;s));</text:span></text:p>
      <text:p text:style-name="P8"><text:s text:c="4"/><text:span text:style-name="T1">pop(&amp;s);</text:span></text:p>
      <text:p text:style-name="P8"><text:s text:c="2"/><text:span text:style-name="T1">}</text:span></text:p>
      <text:p text:style-name="P8"><text:s text:c="2"/><text:span text:style-name="T1">printf("\n");</text:span></text:p>
      <text:p text:style-name="P7">}</text:p>
      <text:p text:style-name="P14">Динамические структуры данных: список с барьерным элементом</text:p>
      <text:p text:style-name="P5">Реализация двусвязного списка в виде цепочки узлов, ограниченной по краям нулевыми указателями, не является единственно возможной. Двусвязный список можно также реализовать в виде замкнутой цепочки узлов с дополнительным фиктивным, или барьерным, элементом. Этот барьерный элемент связан своими полями Next и Prev с первым и последним «настоящим» элементом списка соответственно, поэтому, имея указатель на барьерный элемент, можно сразу перейти как к первому, так и к последнему элементу списка (естественно, первый и последний элементы также связаны с барьерным элементом своими полями Prev и Next соответственно). Для работы с двусвязным списком, снабженным барьерным элементом, достаточно хранить два указателя: Barrier, указывающий на барьерный элемент, и Current, указывающий на текущий элемент (который может быть как «настоящим», так и барьерным элементом). Поле Data барьерного элемента может быть произвольным; для определенности его можно положить равным 0. Пустой список в данной <text:soft-page-break/>реализации представляет собой единственный барьерный элемент, «замкнутый на себя»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 style:font-pitch="fixed"/>
    <style:font-face style:name="Liberation Mono" svg:font-family="'Liberation Mono'" style:font-family-generic="modern" style:font-pitch="fixed"/>
    <style:font-face style:name="Droid Serif" svg:font-family="'Droid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editing-cycles>7</meta:editing-cycles>
    <meta:creation-date>2008-08-22T11:41:04</meta:creation-date>
    <dc:date>2017-06-20T23:17:21.136749207</dc:date>
    <meta:editing-duration>PT21M57S</meta:editing-duration>
    <dc:creator>Kane </dc:creator>
    <meta:document-statistic meta:table-count="0" meta:image-count="0" meta:object-count="0" meta:page-count="3" meta:paragraph-count="86" meta:word-count="577" meta:character-count="4059" meta:non-whitespace-character-count="3510"/>
  </office:meta>
</office:document-meta>
</file>